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C000000751B930B36653A0A9E.png" manifest:media-type="image/png"/>
  <manifest:file-entry manifest:full-path="Pictures/100002010000025800000258155021E03AF204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cm" svg:stroke-color="#5b9bd5" draw:marker-start-width="0.305cm" draw:marker-end="Symmetric_20_Arrow" draw:marker-end-width="0.15cm" draw:fill="none" draw:textarea-vertical-align="middle" fo:padding-top="0.14cm" fo:padding-bottom="0.14cm" fo:padding-left="0.265cm" fo:padding-right="0.265cm" draw:shadow="visible" draw:shadow-offset-x="0cm" draw:shadow-offset-y="0.03cm"/>
    </style:style>
    <style:style style:name="gr4" style:family="graphic" style:parent-style-name="objectwithoutfill">
      <style:graphic-properties svg:stroke-width="0.03cm" svg:stroke-color="#5b9bd5" draw:marker-start-width="0.305cm" draw:marker-end="Symmetric_20_Arrow" draw:marker-end-width="0.15cm" draw:marker-end-center="false" draw:fill="none" draw:textarea-vertical-align="middle" fo:padding-top="0.14cm" fo:padding-bottom="0.14cm" fo:padding-left="0.265cm" fo:padding-right="0.265cm" draw:shadow="visible" draw:shadow-offset-x="0cm" draw:shadow-offset-y="0.03cm"/>
    </style:style>
    <style:style style:name="gr5" style:family="graphic" style:parent-style-name="standard">
      <style:graphic-properties draw:stroke="solid" svg:stroke-width="0cm" svg:stroke-color="#666666" draw:marker-start-width="0.215cm" draw:marker-end-width="0.215cm" draw:fill="none" draw:fill-color="#ffffff" draw:textarea-horizontal-align="left" draw:auto-grow-height="true" draw:auto-grow-width="false" fo:min-height="0.349cm" fo:min-width="0cm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2cm" svg:stroke-color="#5b9bd5" draw:marker-start-width="0.825cm" draw:marker-end="Symmetric_20_Arrow" draw:marker-end-width="0.3cm" draw:fill="none" draw:textarea-vertical-align="middle" fo:padding-top="0.225cm" fo:padding-bottom="0.225cm" fo:padding-left="0.35cm" fo:padding-right="0.35cm" draw:shadow="visible" draw:shadow-offset-x="0cm" draw:shadow-offset-y="0.03cm"/>
    </style:style>
    <style:style style:name="gr7" style:family="graphic" style:parent-style-name="objectwithoutfill">
      <style:graphic-properties svg:stroke-width="0.03cm" svg:stroke-color="#5b9bd5" draw:marker-start="Symmetric_20_Arrow" draw:marker-start-width="0.15cm" draw:marker-end="" draw:marker-end-width="0.15cm" draw:fill="none" draw:textarea-vertical-align="middle" fo:padding-top="0.14cm" fo:padding-bottom="0.14cm" fo:padding-left="0.265cm" fo:padding-right="0.265cm" draw:shadow="visible" draw:shadow-offset-x="0cm" draw:shadow-offset-y="0.03cm"/>
    </style:style>
    <style:style style:name="gr8" style:family="graphic" style:parent-style-name="objectwithoutfill">
      <style:graphic-properties svg:stroke-width="0.03cm" svg:stroke-color="#5b9bd5" draw:marker-start="Symmetric_20_Arrow" draw:marker-start-width="0.15cm" draw:marker-end="" draw:marker-end-width="0.15cm" draw:marker-end-center="false" draw:fill="none" draw:textarea-vertical-align="middle" fo:padding-top="0.14cm" fo:padding-bottom="0.14cm" fo:padding-left="0.265cm" fo:padding-right="0.265cm" draw:shadow="visible" draw:shadow-offset-x="0cm" draw:shadow-offset-y="0.03cm"/>
    </style:style>
    <style:style style:name="gr9" style:family="graphic" style:parent-style-name="objectwithoutfill">
      <style:graphic-properties svg:stroke-width="0.2cm" svg:stroke-color="#5b9bd5" draw:marker-start="Symmetric_20_Arrow" draw:marker-start-width="0.3cm" draw:marker-end="" draw:marker-end-width="0.3cm" draw:fill="none" draw:textarea-vertical-align="middle" fo:padding-top="0.225cm" fo:padding-bottom="0.225cm" fo:padding-left="0.35cm" fo:padding-right="0.35cm" draw:shadow="visible" draw:shadow-offset-x="0cm" draw:shadow-offset-y="0.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5.82cm" svg:height="3.095cm" svg:x="3.104cm" svg:y="13.699cm">
          <draw:image xlink:href="Pictures/10000000000000DC000000751B930B36653A0A9E.png" xlink:type="simple" xlink:show="embed" xlink:actuate="onLoad">
            <text:p/>
          </draw:image>
          <draw:glue-point draw:id="4" svg:x="0.182cm" svg:y="-3.169cm"/>
          <draw:glue-point draw:id="5" svg:x="0.192cm" svg:y="-1.127cm"/>
          <draw:glue-point draw:id="6" svg:x="0.192cm" svg:y="1.053cm"/>
          <draw:glue-point draw:id="7" svg:x="0.192cm" svg:y="3.218cm"/>
          <draw:glue-point draw:id="8" svg:x="5cm" svg:y="-3.134cm"/>
          <draw:glue-point draw:id="9" svg:x="5cm" svg:y="-1.075cm"/>
          <draw:glue-point draw:id="10" svg:x="5cm" svg:y="0.982cm"/>
          <draw:glue-point draw:id="11" svg:x="4.979cm" svg:y="3.237cm"/>
        </draw:frame>
        <draw:frame draw:style-name="gr2" draw:text-style-name="P1" draw:layer="layout" svg:width="0.429cm" svg:height="0.429cm" svg:x="9.217cm" svg:y="21.729cm">
          <draw:image xlink:href="Pictures/100002010000025800000258155021E03AF20437.png" xlink:type="simple" xlink:show="embed" xlink:actuate="onLoad">
            <text:p/>
          </draw:image>
        </draw:frame>
        <draw:frame draw:style-name="gr2" draw:text-style-name="P1" xml:id="id3" draw:id="id3" draw:layer="layout" svg:width="1.625cm" svg:height="1.625cm" svg:x="11.381cm" svg:y="14.52cm">
          <draw:image xlink:href="Pictures/100002010000025800000258155021E03AF20437.png" xlink:type="simple" xlink:show="embed" xlink:actuate="onLoad">
            <text:p/>
          </draw:image>
          <draw:glue-point draw:id="4" svg:x="-2.56cm" svg:y="-0.11cm"/>
        </draw:frame>
        <draw:connector draw:style-name="gr3" draw:text-style-name="P2" draw:layer="layout" draw:type="curve" svg:x1="8.924cm" svg:y1="14.277cm" svg:x2="9.697cm" svg:y2="15.554cm" draw:start-shape="id1" draw:start-glue-point="8" draw:end-shape="id2" draw:end-glue-point="7" svg:d="M8924 14277c577 0 191 1277 773 1277" svg:viewBox="0 0 774 1278">
          <text:p/>
        </draw:connector>
        <draw:connector draw:style-name="gr3" draw:text-style-name="P2" draw:layer="layout" draw:type="curve" svg:x1="8.911cm" svg:y1="16.247cm" svg:x2="9.695cm" svg:y2="15.092cm" draw:start-shape="id1" draw:start-glue-point="11" draw:end-shape="id2" draw:end-glue-point="4" svg:d="M8911 16247c597 0 205-1155 784-1155" svg:viewBox="0 0 785 1156">
          <text:p/>
        </draw:connector>
        <draw:connector draw:style-name="gr4" draw:text-style-name="P2" draw:layer="layout" draw:type="curve" svg:x1="8.924cm" svg:y1="15.549cm" svg:x2="9.695cm" svg:y2="15.398cm" draw:start-shape="id1" draw:start-glue-point="10" draw:end-shape="id2" draw:end-glue-point="6" svg:d="M8924 15549c577 0 192-151 771-151" svg:viewBox="0 0 772 152">
          <text:p/>
        </draw:connector>
        <draw:connector draw:style-name="gr3" draw:text-style-name="P2" draw:layer="layout" draw:type="curve" svg:x1="8.924cm" svg:y1="14.914cm" svg:x2="9.695cm" svg:y2="15.256cm" draw:start-shape="id1" draw:start-glue-point="9" draw:end-shape="id2" draw:end-glue-point="5" svg:d="M8924 14914c577 0 192 342 771 342" svg:viewBox="0 0 772 343">
          <text:p/>
        </draw:connector>
        <draw:frame draw:style-name="gr5" draw:text-style-name="P3" xml:id="id2" draw:id="id2" draw:layer="layout" svg:width="1.679cm" svg:height="0.645cm" svg:x="9.694cm" svg:y="14.993cm">
          <draw:text-box>
            <text:p><text:span text:style-name="T1">Extract</text:span></text:p>
          </draw:text-box>
          <draw:glue-point draw:id="4" svg:x="-4.996cm" svg:y="-3.472cm"/>
          <draw:glue-point draw:id="5" svg:x="-4.996cm" svg:y="-0.93cm"/>
          <draw:glue-point draw:id="6" svg:x="-4.996cm" svg:y="1.302cm"/>
          <draw:glue-point draw:id="7" svg:x="-4.984cm" svg:y="3.72cm"/>
        </draw:frame>
        <draw:connector draw:style-name="gr6" draw:text-style-name="P2" draw:layer="layout" draw:type="curve" svg:x1="11.373cm" svg:y1="15.315cm" svg:x2="11.777cm" svg:y2="15.315cm" draw:start-shape="id2" draw:start-glue-point="1" draw:end-shape="id3" draw:end-glue-point="4" svg:d="M11373 15315h404" svg:viewBox="0 0 405 1">
          <text:p/>
        </draw:connector>
        <draw:frame draw:style-name="gr1" draw:text-style-name="P1" xml:id="id4" draw:id="id4" draw:layer="layout" svg:width="5.82cm" svg:height="3.095cm" svg:x="3.085cm" svg:y="17.782cm">
          <draw:image xlink:href="Pictures/10000000000000DC000000751B930B36653A0A9E.png" xlink:type="simple" xlink:show="embed" xlink:actuate="onLoad">
            <text:p/>
          </draw:image>
          <draw:glue-point draw:id="4" svg:x="0.182cm" svg:y="-3.169cm"/>
          <draw:glue-point draw:id="5" svg:x="0.192cm" svg:y="-1.127cm"/>
          <draw:glue-point draw:id="6" svg:x="0.192cm" svg:y="1.053cm"/>
          <draw:glue-point draw:id="7" svg:x="0.192cm" svg:y="3.218cm"/>
          <draw:glue-point draw:id="8" svg:x="5cm" svg:y="-3.134cm"/>
          <draw:glue-point draw:id="9" svg:x="5cm" svg:y="-1.075cm"/>
          <draw:glue-point draw:id="10" svg:x="5cm" svg:y="0.982cm"/>
          <draw:glue-point draw:id="11" svg:x="4.979cm" svg:y="3.237cm"/>
        </draw:frame>
        <draw:frame draw:style-name="gr2" draw:text-style-name="P1" xml:id="id6" draw:id="id6" draw:layer="layout" svg:width="1.625cm" svg:height="1.625cm" svg:x="11.362cm" svg:y="18.603cm">
          <draw:image xlink:href="Pictures/100002010000025800000258155021E03AF20437.png" xlink:type="simple" xlink:show="embed" xlink:actuate="onLoad">
            <text:p/>
          </draw:image>
          <draw:glue-point draw:id="4" svg:x="-2.56cm" svg:y="-0.11cm"/>
        </draw:frame>
        <draw:connector draw:style-name="gr7" draw:text-style-name="P2" draw:layer="layout" draw:type="curve" svg:x1="8.905cm" svg:y1="18.36cm" svg:x2="9.678cm" svg:y2="19.637cm" draw:start-shape="id4" draw:start-glue-point="8" draw:end-shape="id5" draw:end-glue-point="7" svg:d="M8905 18360c577 0 191 1277 773 1277" svg:viewBox="0 0 774 1278">
          <text:p/>
        </draw:connector>
        <draw:connector draw:style-name="gr7" draw:text-style-name="P2" draw:layer="layout" draw:type="curve" svg:x1="8.892cm" svg:y1="20.33cm" svg:x2="9.676cm" svg:y2="19.175cm" draw:start-shape="id4" draw:start-glue-point="11" draw:end-shape="id5" draw:end-glue-point="4" svg:d="M8892 20330c597 0 205-1155 784-1155" svg:viewBox="0 0 785 1156">
          <text:p/>
        </draw:connector>
        <draw:connector draw:style-name="gr8" draw:text-style-name="P2" draw:layer="layout" draw:type="curve" svg:x1="8.905cm" svg:y1="19.632cm" svg:x2="9.676cm" svg:y2="19.481cm" draw:start-shape="id4" draw:start-glue-point="10" draw:end-shape="id5" draw:end-glue-point="6" svg:d="M8905 19632c577 0 192-151 771-151" svg:viewBox="0 0 772 152">
          <text:p/>
        </draw:connector>
        <draw:connector draw:style-name="gr7" draw:text-style-name="P2" draw:layer="layout" draw:type="curve" svg:x1="8.905cm" svg:y1="18.997cm" svg:x2="9.676cm" svg:y2="19.339cm" draw:start-shape="id4" draw:start-glue-point="9" draw:end-shape="id5" draw:end-glue-point="5" svg:d="M8905 18997c577 0 192 342 771 342" svg:viewBox="0 0 772 343">
          <text:p/>
        </draw:connector>
        <draw:frame draw:style-name="gr5" draw:text-style-name="P4" xml:id="id5" draw:id="id5" draw:layer="layout" svg:width="1.679cm" svg:height="0.645cm" svg:x="9.675cm" svg:y="19.076cm">
          <draw:text-box>
            <text:p text:style-name="P1"><text:span text:style-name="T1"><text:s/></text:span><text:span text:style-name="T1">Install</text:span></text:p>
          </draw:text-box>
          <draw:glue-point draw:id="4" svg:x="-4.996cm" svg:y="-3.472cm"/>
          <draw:glue-point draw:id="5" svg:x="-4.996cm" svg:y="-0.93cm"/>
          <draw:glue-point draw:id="6" svg:x="-4.996cm" svg:y="1.302cm"/>
          <draw:glue-point draw:id="7" svg:x="-4.984cm" svg:y="3.72cm"/>
        </draw:frame>
        <draw:connector draw:style-name="gr9" draw:text-style-name="P2" draw:layer="layout" draw:type="curve" svg:x1="11.354cm" svg:y1="19.398cm" svg:x2="11.758cm" svg:y2="19.398cm" draw:start-shape="id5" draw:start-glue-point="1" draw:end-shape="id6" draw:end-glue-point="4" svg:d="M11354 19398h404" svg:viewBox="0 0 40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22:59:21.662000000</meta:creation-date>
    <dc:date>2019-02-01T00:39:32.421000000</dc:date>
    <meta:editing-duration>PT38M49S</meta:editing-duration>
    <meta:editing-cycles>2</meta:editing-cycles>
    <meta:generator>LibreOffice/5.4.7.2$Windows_X86_64 LibreOffice_project/c838ef25c16710f8838b1faec480ebba495259d0</meta:generator>
    <meta:document-statistic meta:object-count="17"/>
  </office:meta>
</office:document-meta>
</file>